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5.32694444444444cm" style:use-optimal-column-width="true"/>
    </style:style>
    <style:style style:name="co2" style:family="table-column">
      <style:table-column-properties fo:break-before="auto" style:column-width="3.81cm" style:use-optimal-column-width="true"/>
    </style:style>
    <style:style style:name="co3" style:family="table-column">
      <style:table-column-properties fo:break-before="auto" style:column-width="2.46944444444444cm"/>
    </style:style>
    <style:style style:name="co4" style:family="table-column">
      <style:table-column-properties fo:break-before="auto" style:column-width="26.4936111111111cm" style:use-optimal-column-width="true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 du problème</text:p>
          </table:table-cell>
          <table:table-cell office:value-type="string" table:style-name="ce2">
            <text:p>Localisation</text:p>
          </table:table-cell>
          <table:table-cell office:value-type="string" table:style-name="ce2">
            <text:p>Impact</text:p>
          </table:table-cell>
          <table:table-cell office:value-type="string" table:style-name="ce2">
            <text:p>Solu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factorisation</text:p>
          </table:table-cell>
          <table:table-cell office:value-type="string" table:style-name="ce1">
            <text:p>MazeSpawner.cs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Lisibilité &amp; préparation d'une méthode InstantiateMazeModules pour l'instanciation depuis la methode Start() et limiter l'appel a Upda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ppression</text:p>
          </table:table-cell>
          <table:table-cell office:value-type="string" table:style-name="ce1">
            <text:p>MazeSpawner.c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uppression de la methode Update(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timisation</text:p>
          </table:table-cell>
          <table:table-cell office:value-type="string" table:style-name="ce1">
            <text:p>MazeSpawner.c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Remplacement de Vector3.distance() par SqrMagnitu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timisation</text:p>
          </table:table-cell>
          <table:table-cell office:value-type="string" table:style-name="ce1">
            <text:p>MazeSpawner.cs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Optimisation mémoire GC:Remplacement de FindGameObjectsWithTag pour éviter de rechercher a chaque itération &amp; accès a l'adresse via SpawnPoi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factorisation</text:p>
          </table:table-cell>
          <table:table-cell office:value-type="string" table:style-name="ce1">
            <text:p>MoveToClickPoint.cs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Optimisation mémoire GC:déclaration des variables privé (NavMeshAgent,Animator..) pour la mémoir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6" table:style-name="ro2">
          <table:table-cell table:number-columns-repeated="16384"/>
        </table:table-row>
      </table:table>
      <table:database-ranges>
        <table:database-range table:target-range-address="Feuille_1.A1:Feuille_1.D10" table:name="Table_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Azize Rhounam</dc:creator>
    <dc:date>2023-08-30T10:00:13Z</dc:date>
  </office:meta>
</office:document-meta>
</file>